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64708583834" calcext:value-type="float">
            <text:p>2.24865</text:p>
          </table:table-cell>
          <table:table-cell office:value-type="float" office:value="2.44984145374081" calcext:value-type="float">
            <text:p>2.44984</text:p>
          </table:table-cell>
          <table:table-cell office:value-type="float" office:value="4.33286322645291" calcext:value-type="float">
            <text:p>4.3328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96238309953" calcext:value-type="float">
            <text:p>2.26296</text:p>
          </table:table-cell>
          <table:table-cell office:value-type="float" office:value="2.41442280394122" calcext:value-type="float">
            <text:p>2.41442</text:p>
          </table:table-cell>
          <table:table-cell office:value-type="float" office:value="4.31029433867735" calcext:value-type="float">
            <text:p>4.3102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30395713452" calcext:value-type="float">
            <text:p>2.2193</text:p>
          </table:table-cell>
          <table:table-cell office:value-type="float" office:value="2.38318582687015" calcext:value-type="float">
            <text:p>2.38319</text:p>
          </table:table-cell>
          <table:table-cell office:value-type="float" office:value="3.22900925694271" calcext:value-type="float">
            <text:p>3.2290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10737219581" calcext:value-type="float">
            <text:p>2.22511</text:p>
          </table:table-cell>
          <table:table-cell office:value-type="float" office:value="2.37192258777416" calcext:value-type="float">
            <text:p>2.37192</text:p>
          </table:table-cell>
          <table:table-cell office:value-type="float" office:value="3.20540280210158" calcext:value-type="float">
            <text:p>3.20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625646156412" calcext:value-type="float">
            <text:p>2.15626</text:p>
          </table:table-cell>
          <table:table-cell office:value-type="float" office:value="2.31954008254127" calcext:value-type="float">
            <text:p>2.31954</text:p>
          </table:table-cell>
          <table:table-cell office:value-type="float" office:value="3.65400825412706" calcext:value-type="float">
            <text:p>3.654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1077561056931" calcext:value-type="float">
            <text:p>2.31078</text:p>
          </table:table-cell>
          <table:table-cell office:value-type="float" office:value="2.55616987580228" calcext:value-type="float">
            <text:p>2.55617</text:p>
          </table:table-cell>
          <table:table-cell office:value-type="float" office:value="5.32582520630158" calcext:value-type="float">
            <text:p>5.3258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626396531599" calcext:value-type="float">
            <text:p>2.12626</text:p>
          </table:table-cell>
          <table:table-cell office:value-type="float" office:value="2.3087917917292" calcext:value-type="float">
            <text:p>2.30879</text:p>
          </table:table-cell>
          <table:table-cell office:value-type="float" office:value="3.6225787893947" calcext:value-type="float">
            <text:p>3.6225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04026006502" calcext:value-type="float">
            <text:p>2.22104</text:p>
          </table:table-cell>
          <table:table-cell office:value-type="float" office:value="2.30569402767358" calcext:value-type="float">
            <text:p>2.30569</text:p>
          </table:table-cell>
          <table:table-cell office:value-type="float" office:value="3.61533258314579" calcext:value-type="float">
            <text:p>3.615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277704842877" calcext:value-type="float">
            <text:p>2.29278</text:p>
          </table:table-cell>
          <table:table-cell office:value-type="float" office:value="2.53159706593315" calcext:value-type="float">
            <text:p>2.5316</text:p>
          </table:table-cell>
          <table:table-cell office:value-type="float" office:value="5.30000250062516" calcext:value-type="float">
            <text:p>5.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557922505839" calcext:value-type="float">
            <text:p>2.28558</text:p>
          </table:table-cell>
          <table:table-cell office:value-type="float" office:value="2.31089474891558" calcext:value-type="float">
            <text:p>2.31089</text:p>
          </table:table-cell>
          <table:table-cell office:value-type="float" office:value="4.36085335335335" calcext:value-type="float">
            <text:p>4.360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2171449112278" calcext:value-type="float">
            <text:p>2.22171</text:p>
          </table:table-cell>
          <table:table-cell office:value-type="float" office:value="2.28063932649829" calcext:value-type="float">
            <text:p>2.28064</text:p>
          </table:table-cell>
          <table:table-cell office:value-type="float" office:value="3.57863090772693" calcext:value-type="float">
            <text:p>3.578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781317810048" calcext:value-type="float">
            <text:p>2.27781</text:p>
          </table:table-cell>
          <table:table-cell office:value-type="float" office:value="2.42366257719913" calcext:value-type="float">
            <text:p>2.42366</text:p>
          </table:table-cell>
          <table:table-cell office:value-type="float" office:value="3.85296820230345" calcext:value-type="float">
            <text:p>3.8529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339144132866" calcext:value-type="float">
            <text:p>2.27339</text:p>
          </table:table-cell>
          <table:table-cell office:value-type="float" office:value="2.45311321148389" calcext:value-type="float">
            <text:p>2.45311</text:p>
          </table:table-cell>
          <table:table-cell office:value-type="float" office:value="3.86757010515774" calcext:value-type="float">
            <text:p>3.8675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54855380512" calcext:value-type="float">
            <text:p>2.23755</text:p>
          </table:table-cell>
          <table:table-cell office:value-type="float" office:value="2.27329884554472" calcext:value-type="float">
            <text:p>2.2733</text:p>
          </table:table-cell>
          <table:table-cell office:value-type="float" office:value="3.3115616404101" calcext:value-type="float">
            <text:p>3.3115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20161290323" calcext:value-type="float">
            <text:p>2.1952</text:p>
          </table:table-cell>
          <table:table-cell office:value-type="float" office:value="2.27217439776611" calcext:value-type="float">
            <text:p>2.27217</text:p>
          </table:table-cell>
          <table:table-cell office:value-type="float" office:value="3.29516379094774" calcext:value-type="float">
            <text:p>3.295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6980605605606" calcext:value-type="float">
            <text:p>2.26981</text:p>
          </table:table-cell>
          <table:table-cell office:value-type="float" office:value="2.3307616991992" calcext:value-type="float">
            <text:p>2.33076</text:p>
          </table:table-cell>
          <table:table-cell office:value-type="float" office:value="4.3471046046046" calcext:value-type="float">
            <text:p>4.34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75583479203" calcext:value-type="float">
            <text:p>2.20376</text:p>
          </table:table-cell>
          <table:table-cell office:value-type="float" office:value="2.26923116195716" calcext:value-type="float">
            <text:p>2.26923</text:p>
          </table:table-cell>
          <table:table-cell office:value-type="float" office:value="3.29447736934234" calcext:value-type="float">
            <text:p>3.294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80928481807" calcext:value-type="float">
            <text:p>2.26681</text:p>
          </table:table-cell>
          <table:table-cell office:value-type="float" office:value="2.36886574654956" calcext:value-type="float">
            <text:p>2.36887</text:p>
          </table:table-cell>
          <table:table-cell office:value-type="float" office:value="3.82289585947302" calcext:value-type="float">
            <text:p>3.8229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72749437359" calcext:value-type="float">
            <text:p>2.24873</text:p>
          </table:table-cell>
          <table:table-cell office:value-type="float" office:value="2.26238955572226" calcext:value-type="float">
            <text:p>2.26239</text:p>
          </table:table-cell>
          <table:table-cell office:value-type="float" office:value="3.34532008002" calcext:value-type="float">
            <text:p>3.345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98643410853" calcext:value-type="float">
            <text:p>2.26199</text:p>
          </table:table-cell>
          <table:table-cell office:value-type="float" office:value="2.33593033675085" calcext:value-type="float">
            <text:p>2.33593</text:p>
          </table:table-cell>
          <table:table-cell office:value-type="float" office:value="3.38288572143036" calcext:value-type="float">
            <text:p>3.3828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44848712178" calcext:value-type="float">
            <text:p>2.26145</text:p>
          </table:table-cell>
          <table:table-cell office:value-type="float" office:value="2.37279351087772" calcext:value-type="float">
            <text:p>2.37279</text:p>
          </table:table-cell>
          <table:table-cell office:value-type="float" office:value="4.02549887471868" calcext:value-type="float">
            <text:p>4.025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52523547554" calcext:value-type="float">
            <text:p>2.26053</text:p>
          </table:table-cell>
          <table:table-cell office:value-type="float" office:value="2.32093783862632" calcext:value-type="float">
            <text:p>2.32094</text:p>
          </table:table-cell>
          <table:table-cell office:value-type="float" office:value="3.37531382845711" calcext:value-type="float">
            <text:p>3.375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773337515684" calcext:value-type="float">
            <text:p>2.25773</text:p>
          </table:table-cell>
          <table:table-cell office:value-type="float" office:value="2.36384242994563" calcext:value-type="float">
            <text:p>2.36384</text:p>
          </table:table-cell>
          <table:table-cell office:value-type="float" office:value="3.89841028858218" calcext:value-type="float">
            <text:p>3.89841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353515462199" calcext:value-type="float">
            <text:p>2.25354</text:p>
          </table:table-cell>
          <table:table-cell office:value-type="float" office:value="2.37582301825456" calcext:value-type="float">
            <text:p>2.37582</text:p>
          </table:table-cell>
          <table:table-cell office:value-type="float" office:value="4.10203175793949" calcext:value-type="float">
            <text:p>4.1020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47759296315" calcext:value-type="float">
            <text:p>2.25248</text:p>
          </table:table-cell>
          <table:table-cell office:value-type="float" office:value="2.3328782099383" calcext:value-type="float">
            <text:p>2.33288</text:p>
          </table:table-cell>
          <table:table-cell office:value-type="float" office:value="3.6059192096048" calcext:value-type="float">
            <text:p>3.605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47093266416" calcext:value-type="float">
            <text:p>2.20347</text:p>
          </table:table-cell>
          <table:table-cell office:value-type="float" office:value="2.24455133835215" calcext:value-type="float">
            <text:p>2.24455</text:p>
          </table:table-cell>
          <table:table-cell office:value-type="float" office:value="3.08022584692597" calcext:value-type="float">
            <text:p>3.08023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32197348674" calcext:value-type="float">
            <text:p>2.24332</text:p>
          </table:table-cell>
          <table:table-cell office:value-type="float" office:value="2.34594672336168" calcext:value-type="float">
            <text:p>2.34595</text:p>
          </table:table-cell>
          <table:table-cell office:value-type="float" office:value="3.58513631815908" calcext:value-type="float">
            <text:p>3.585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57664157256" calcext:value-type="float">
            <text:p>2.19758</text:p>
          </table:table-cell>
          <table:table-cell office:value-type="float" office:value="2.23902498954412" calcext:value-type="float">
            <text:p>2.23902</text:p>
          </table:table-cell>
          <table:table-cell office:value-type="float" office:value="3.04483688833124" calcext:value-type="float">
            <text:p>3.04484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8708291625" calcext:value-type="float">
            <text:p>2.23187</text:p>
          </table:table-cell>
          <table:table-cell office:value-type="float" office:value="2.37671431848515" calcext:value-type="float">
            <text:p>2.37671</text:p>
          </table:table-cell>
          <table:table-cell office:value-type="float" office:value="3.03030780780781" calcext:value-type="float">
            <text:p>3.0303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153872622623" calcext:value-type="float">
            <text:p>2.23154</text:p>
          </table:table-cell>
          <table:table-cell office:value-type="float" office:value="2.28840799132466" calcext:value-type="float">
            <text:p>2.28841</text:p>
          </table:table-cell>
          <table:table-cell office:value-type="float" office:value="3.05028403403403" calcext:value-type="float">
            <text:p>3.0502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30422088755" calcext:value-type="float">
            <text:p>2.2313</text:p>
          </table:table-cell>
          <table:table-cell office:value-type="float" office:value="2.37359369786453" calcext:value-type="float">
            <text:p>2.37359</text:p>
          </table:table-cell>
          <table:table-cell office:value-type="float" office:value="3.05182682682683" calcext:value-type="float">
            <text:p>3.0518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24439443194" calcext:value-type="float">
            <text:p>2.22924</text:p>
          </table:table-cell>
          <table:table-cell office:value-type="float" office:value="2.26881241143619" calcext:value-type="float">
            <text:p>2.26881</text:p>
          </table:table-cell>
          <table:table-cell office:value-type="float" office:value="3.13444361090273" calcext:value-type="float">
            <text:p>3.134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26322155489" calcext:value-type="float">
            <text:p>2.22426</text:p>
          </table:table-cell>
          <table:table-cell office:value-type="float" office:value="2.35075711127794" calcext:value-type="float">
            <text:p>2.35076</text:p>
          </table:table-cell>
          <table:table-cell office:value-type="float" office:value="3.6283983983984" calcext:value-type="float">
            <text:p>3.628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34531549554" calcext:value-type="float">
            <text:p>2.22335</text:p>
          </table:table-cell>
          <table:table-cell office:value-type="float" office:value="2.24932910310911" calcext:value-type="float">
            <text:p>2.24933</text:p>
          </table:table-cell>
          <table:table-cell office:value-type="float" office:value="3.16041510377594" calcext:value-type="float">
            <text:p>3.160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43145228562" calcext:value-type="float">
            <text:p>2.21843</text:p>
          </table:table-cell>
          <table:table-cell office:value-type="float" office:value="2.26686905655656" calcext:value-type="float">
            <text:p>2.26687</text:p>
          </table:table-cell>
          <table:table-cell office:value-type="float" office:value="3.07360610610611" calcext:value-type="float">
            <text:p>3.0736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06265130645" calcext:value-type="float">
            <text:p>2.21806</text:p>
          </table:table-cell>
          <table:table-cell office:value-type="float" office:value="2.35393073294933" calcext:value-type="float">
            <text:p>2.35393</text:p>
          </table:table-cell>
          <table:table-cell office:value-type="float" office:value="3.47075757575758" calcext:value-type="float">
            <text:p>3.4707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5708531597" calcext:value-type="float">
            <text:p>2.21757</text:p>
          </table:table-cell>
          <table:table-cell office:value-type="float" office:value="2.34853691877452" calcext:value-type="float">
            <text:p>2.34854</text:p>
          </table:table-cell>
          <table:table-cell office:value-type="float" office:value="3.44973578762835" calcext:value-type="float">
            <text:p>3.4497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26093580432" calcext:value-type="float">
            <text:p>2.21726</text:p>
          </table:table-cell>
          <table:table-cell office:value-type="float" office:value="2.25475937056516" calcext:value-type="float">
            <text:p>2.25476</text:p>
          </table:table-cell>
          <table:table-cell office:value-type="float" office:value="3.14020911595292" calcext:value-type="float">
            <text:p>3.1402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652287336172" calcext:value-type="float">
            <text:p>2.21652</text:p>
          </table:table-cell>
          <table:table-cell office:value-type="float" office:value="2.35676798981551" calcext:value-type="float">
            <text:p>2.35677</text:p>
          </table:table-cell>
          <table:table-cell office:value-type="float" office:value="3.86079138492362" calcext:value-type="float">
            <text:p>3.8607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90996912035" calcext:value-type="float">
            <text:p>2.21491</text:p>
          </table:table-cell>
          <table:table-cell office:value-type="float" office:value="2.3203517776665" calcext:value-type="float">
            <text:p>2.32035</text:p>
          </table:table-cell>
          <table:table-cell office:value-type="float" office:value="3.34038683024537" calcext:value-type="float">
            <text:p>3.340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16372622623" calcext:value-type="float">
            <text:p>2.21216</text:p>
          </table:table-cell>
          <table:table-cell office:value-type="float" office:value="2.32785681514848" calcext:value-type="float">
            <text:p>2.32786</text:p>
          </table:table-cell>
          <table:table-cell office:value-type="float" office:value="3.68463713713714" calcext:value-type="float">
            <text:p>3.6846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89581768094" calcext:value-type="float">
            <text:p>2.2119</text:p>
          </table:table-cell>
          <table:table-cell office:value-type="float" office:value="2.25858324985391" calcext:value-type="float">
            <text:p>2.25858</text:p>
          </table:table-cell>
          <table:table-cell office:value-type="float" office:value="3.15979088404708" calcext:value-type="float">
            <text:p>3.1597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15185648728" calcext:value-type="float">
            <text:p>2.21115</text:p>
          </table:table-cell>
          <table:table-cell office:value-type="float" office:value="2.37265050062578" calcext:value-type="float">
            <text:p>2.37265</text:p>
          </table:table-cell>
          <table:table-cell office:value-type="float" office:value="4.08356195244055" calcext:value-type="float">
            <text:p>4.0835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9638624604" calcext:value-type="float">
            <text:p>2.2094</text:p>
          </table:table-cell>
          <table:table-cell office:value-type="float" office:value="2.31833552411951" calcext:value-type="float">
            <text:p>2.31834</text:p>
          </table:table-cell>
          <table:table-cell office:value-type="float" office:value="3.31518277416124" calcext:value-type="float">
            <text:p>3.315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78829787234" calcext:value-type="float">
            <text:p>2.20788</text:p>
          </table:table-cell>
          <table:table-cell office:value-type="float" office:value="2.38376595744681" calcext:value-type="float">
            <text:p>2.38377</text:p>
          </table:table-cell>
          <table:table-cell office:value-type="float" office:value="4.0309662077597" calcext:value-type="float">
            <text:p>4.0309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22890057601" calcext:value-type="float">
            <text:p>2.20223</text:p>
          </table:table-cell>
          <table:table-cell office:value-type="float" office:value="2.3662193213123" calcext:value-type="float">
            <text:p>2.36622</text:p>
          </table:table-cell>
          <table:table-cell office:value-type="float" office:value="3.80545704983722" calcext:value-type="float">
            <text:p>3.8054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452486659997" calcext:value-type="float">
            <text:p>2.19452</text:p>
          </table:table-cell>
          <table:table-cell office:value-type="float" office:value="2.34561676671669" calcext:value-type="float">
            <text:p>2.34562</text:p>
          </table:table-cell>
          <table:table-cell office:value-type="float" office:value="3.22139194597299" calcext:value-type="float">
            <text:p>3.221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02777777778" calcext:value-type="float">
            <text:p>2.19403</text:p>
          </table:table-cell>
          <table:table-cell office:value-type="float" office:value="2.33045740601817" calcext:value-type="float">
            <text:p>2.33046</text:p>
          </table:table-cell>
          <table:table-cell office:value-type="float" office:value="3.39920730182546" calcext:value-type="float">
            <text:p>3.399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922794730699" calcext:value-type="float">
            <text:p>2.18923</text:p>
          </table:table-cell>
          <table:table-cell office:value-type="float" office:value="2.26716431132233" calcext:value-type="float">
            <text:p>2.26716</text:p>
          </table:table-cell>
          <table:table-cell office:value-type="float" office:value="3.34548024012006" calcext:value-type="float">
            <text:p>3.345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78274553944" calcext:value-type="float">
            <text:p>2.18778</text:p>
          </table:table-cell>
          <table:table-cell office:value-type="float" office:value="2.34469641070535" calcext:value-type="float">
            <text:p>2.3447</text:p>
          </table:table-cell>
          <table:table-cell office:value-type="float" office:value="3.15568784392196" calcext:value-type="float">
            <text:p>3.155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78055694514" calcext:value-type="float">
            <text:p>2.18778</text:p>
          </table:table-cell>
          <table:table-cell office:value-type="float" office:value="2.40381524095381" calcext:value-type="float">
            <text:p>2.40382</text:p>
          </table:table-cell>
          <table:table-cell office:value-type="float" office:value="3.41251125562781" calcext:value-type="float">
            <text:p>3.4125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29200016675" calcext:value-type="float">
            <text:p>2.18629</text:p>
          </table:table-cell>
          <table:table-cell office:value-type="float" office:value="2.26512308237452" calcext:value-type="float">
            <text:p>2.26512</text:p>
          </table:table-cell>
          <table:table-cell office:value-type="float" office:value="3.38481115557779" calcext:value-type="float">
            <text:p>3.3848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75162581291" calcext:value-type="float">
            <text:p>2.18575</text:p>
          </table:table-cell>
          <table:table-cell office:value-type="float" office:value="2.3851606011339" calcext:value-type="float">
            <text:p>2.38516</text:p>
          </table:table-cell>
          <table:table-cell office:value-type="float" office:value="3.39833541770885" calcext:value-type="float">
            <text:p>3.398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0678502959" calcext:value-type="float">
            <text:p>2.18381</text:p>
          </table:table-cell>
          <table:table-cell office:value-type="float" office:value="2.30799543635909" calcext:value-type="float">
            <text:p>2.308</text:p>
          </table:table-cell>
          <table:table-cell office:value-type="float" office:value="3.40776069017254" calcext:value-type="float">
            <text:p>3.407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96753924516" calcext:value-type="float">
            <text:p>2.17997</text:p>
          </table:table-cell>
          <table:table-cell office:value-type="float" office:value="2.10258819722779" calcext:value-type="float">
            <text:p>2.10259</text:p>
          </table:table-cell>
          <table:table-cell office:value-type="float" office:value="2.9364879759519" calcext:value-type="float">
            <text:p>2.9364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05089345357" calcext:value-type="float">
            <text:p>2.17805</text:p>
          </table:table-cell>
          <table:table-cell office:value-type="float" office:value="2.10965639612558" calcext:value-type="float">
            <text:p>2.10966</text:p>
          </table:table-cell>
          <table:table-cell office:value-type="float" office:value="2.94601452905812" calcext:value-type="float">
            <text:p>2.9460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508116612486" calcext:value-type="float">
            <text:p>2.14508</text:p>
          </table:table-cell>
          <table:table-cell office:value-type="float" office:value="2.16102369342336" calcext:value-type="float">
            <text:p>2.16102</text:p>
          </table:table-cell>
          <table:table-cell office:value-type="float" office:value="3.04700425106277" calcext:value-type="float">
            <text:p>3.0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214386930066" calcext:value-type="float">
            <text:p>2.14214</text:p>
          </table:table-cell>
          <table:table-cell office:value-type="float" office:value="2.16323143285821" calcext:value-type="float">
            <text:p>2.16323</text:p>
          </table:table-cell>
          <table:table-cell office:value-type="float" office:value="3.01631657914479" calcext:value-type="float">
            <text:p>3.016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30495743615" calcext:value-type="float">
            <text:p>2.1333</text:p>
          </table:table-cell>
          <table:table-cell office:value-type="float" office:value="2.14294796361208" calcext:value-type="float">
            <text:p>2.14295</text:p>
          </table:table-cell>
          <table:table-cell office:value-type="float" office:value="2.66493365047571" calcext:value-type="float">
            <text:p>2.6649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179227174094" calcext:value-type="float">
            <text:p>2.13179</text:p>
          </table:table-cell>
          <table:table-cell office:value-type="float" office:value="2.13518757302621" calcext:value-type="float">
            <text:p>2.13519</text:p>
          </table:table-cell>
          <table:table-cell office:value-type="float" office:value="2.63335378067101" calcext:value-type="float">
            <text:p>2.6333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0" calcext:value-type="float">
            <text:p>0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5" calcext:value-type="float">
            <text:p>5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0" calcext:value-type="float">
            <text:p>0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5" calcext:value-type="float">
            <text:p>5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0" calcext:value-type="float">
            <text:p>0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0" calcext:value-type="float">
            <text:p>0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1077561056931" calcext:value-type="float">
            <text:p>2.31078</text:p>
          </table:table-cell>
          <table:table-cell office:value-type="float" office:value="2.55616987580228" calcext:value-type="float">
            <text:p>2.55617</text:p>
          </table:table-cell>
          <table:table-cell office:value-type="float" office:value="5.32582520630158" calcext:value-type="float">
            <text:p>5.3258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6])" office:value-type="float" office:value="2.22718082460102" calcext:value-type="float">
            <text:p>2.22718</text:p>
          </table:table-cell>
          <table:table-cell table:formula="of:=AVERAGE([.BT1:.BT16])" office:value-type="float" office:value="2.32787236940338" calcext:value-type="float">
            <text:p>2.32787</text:p>
          </table:table-cell>
          <table:table-cell table:formula="of:=AVERAGE([.BU1:.BU16])" office:value-type="float" office:value="3.62658271458239" calcext:value-type="float">
            <text:p>3.62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277704842877" calcext:value-type="float">
            <text:p>2.29278</text:p>
          </table:table-cell>
          <table:table-cell office:value-type="float" office:value="2.53159706593315" calcext:value-type="float">
            <text:p>2.5316</text:p>
          </table:table-cell>
          <table:table-cell office:value-type="float" office:value="5.30000250062516" calcext:value-type="float">
            <text:p>5.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7611458238723" calcext:value-type="float">
            <text:p>2.27611</text:p>
          </table:table-cell>
          <table:table-cell table:formula="of:=AVERAGE([.BT1:.BT5])" office:value-type="float" office:value="2.43067066563378" calcext:value-type="float">
            <text:p>2.43067</text:p>
          </table:table-cell>
          <table:table-cell table:formula="of:=AVERAGE([.BU1:.BU5])" office:value-type="float" office:value="4.39061061291735" calcext:value-type="float">
            <text:p>4.3906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80928481807" calcext:value-type="float">
            <text:p>2.26681</text:p>
          </table:table-cell>
          <table:table-cell office:value-type="float" office:value="2.36886574654956" calcext:value-type="float">
            <text:p>2.36887</text:p>
          </table:table-cell>
          <table:table-cell office:value-type="float" office:value="3.82289585947302" calcext:value-type="float">
            <text:p>3.8229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773337515684" calcext:value-type="float">
            <text:p>2.25773</text:p>
          </table:table-cell>
          <table:table-cell office:value-type="float" office:value="2.36384242994563" calcext:value-type="float">
            <text:p>2.36384</text:p>
          </table:table-cell>
          <table:table-cell office:value-type="float" office:value="3.89841028858218" calcext:value-type="float">
            <text:p>3.89841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47759296315" calcext:value-type="float">
            <text:p>2.25248</text:p>
          </table:table-cell>
          <table:table-cell office:value-type="float" office:value="2.3328782099383" calcext:value-type="float">
            <text:p>2.33288</text:p>
          </table:table-cell>
          <table:table-cell office:value-type="float" office:value="3.6059192096048" calcext:value-type="float">
            <text:p>3.605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32197348674" calcext:value-type="float">
            <text:p>2.24332</text:p>
          </table:table-cell>
          <table:table-cell office:value-type="float" office:value="2.34594672336168" calcext:value-type="float">
            <text:p>2.34595</text:p>
          </table:table-cell>
          <table:table-cell office:value-type="float" office:value="3.58513631815908" calcext:value-type="float">
            <text:p>3.585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153872622623" calcext:value-type="float">
            <text:p>2.23154</text:p>
          </table:table-cell>
          <table:table-cell office:value-type="float" office:value="2.28840799132466" calcext:value-type="float">
            <text:p>2.28841</text:p>
          </table:table-cell>
          <table:table-cell office:value-type="float" office:value="3.05028403403403" calcext:value-type="float">
            <text:p>3.0502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24439443194" calcext:value-type="float">
            <text:p>2.22924</text:p>
          </table:table-cell>
          <table:table-cell office:value-type="float" office:value="2.26881241143619" calcext:value-type="float">
            <text:p>2.26881</text:p>
          </table:table-cell>
          <table:table-cell office:value-type="float" office:value="3.13444361090273" calcext:value-type="float">
            <text:p>3.134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34531549554" calcext:value-type="float">
            <text:p>2.22335</text:p>
          </table:table-cell>
          <table:table-cell office:value-type="float" office:value="2.24932910310911" calcext:value-type="float">
            <text:p>2.24933</text:p>
          </table:table-cell>
          <table:table-cell office:value-type="float" office:value="3.16041510377594" calcext:value-type="float">
            <text:p>3.160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43145228562" calcext:value-type="float">
            <text:p>2.21843</text:p>
          </table:table-cell>
          <table:table-cell office:value-type="float" office:value="2.26686905655656" calcext:value-type="float">
            <text:p>2.26687</text:p>
          </table:table-cell>
          <table:table-cell office:value-type="float" office:value="3.07360610610611" calcext:value-type="float">
            <text:p>3.0736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90996912035" calcext:value-type="float">
            <text:p>2.21491</text:p>
          </table:table-cell>
          <table:table-cell office:value-type="float" office:value="2.3203517776665" calcext:value-type="float">
            <text:p>2.32035</text:p>
          </table:table-cell>
          <table:table-cell office:value-type="float" office:value="3.34038683024537" calcext:value-type="float">
            <text:p>3.340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15185648728" calcext:value-type="float">
            <text:p>2.21115</text:p>
          </table:table-cell>
          <table:table-cell office:value-type="float" office:value="2.37265050062578" calcext:value-type="float">
            <text:p>2.37265</text:p>
          </table:table-cell>
          <table:table-cell office:value-type="float" office:value="4.08356195244055" calcext:value-type="float">
            <text:p>4.0835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9638624604" calcext:value-type="float">
            <text:p>2.2094</text:p>
          </table:table-cell>
          <table:table-cell office:value-type="float" office:value="2.31833552411951" calcext:value-type="float">
            <text:p>2.31834</text:p>
          </table:table-cell>
          <table:table-cell office:value-type="float" office:value="3.31518277416124" calcext:value-type="float">
            <text:p>3.315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78829787234" calcext:value-type="float">
            <text:p>2.20788</text:p>
          </table:table-cell>
          <table:table-cell office:value-type="float" office:value="2.38376595744681" calcext:value-type="float">
            <text:p>2.38377</text:p>
          </table:table-cell>
          <table:table-cell office:value-type="float" office:value="4.0309662077597" calcext:value-type="float">
            <text:p>4.0309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30495743615" calcext:value-type="float">
            <text:p>2.1333</text:p>
          </table:table-cell>
          <table:table-cell office:value-type="float" office:value="2.14294796361208" calcext:value-type="float">
            <text:p>2.14295</text:p>
          </table:table-cell>
          <table:table-cell office:value-type="float" office:value="2.66493365047571" calcext:value-type="float">
            <text:p>2.6649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179227174094" calcext:value-type="float">
            <text:p>2.13179</text:p>
          </table:table-cell>
          <table:table-cell office:value-type="float" office:value="2.13518757302621" calcext:value-type="float">
            <text:p>2.13519</text:p>
          </table:table-cell>
          <table:table-cell office:value-type="float" office:value="2.63335378067101" calcext:value-type="float">
            <text:p>2.6333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557922505839" calcext:value-type="float">
            <text:p>2.28558</text:p>
          </table:table-cell>
          <table:table-cell office:value-type="float" office:value="2.31089474891558" calcext:value-type="float">
            <text:p>2.31089</text:p>
          </table:table-cell>
          <table:table-cell office:value-type="float" office:value="4.36085335335335" calcext:value-type="float">
            <text:p>4.360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7:.BS34])" office:value-type="float" office:value="2.2200791914528" calcext:value-type="float">
            <text:p>2.22008</text:p>
          </table:table-cell>
          <table:table-cell table:formula="of:=AVERAGE([.BT17:.BT34])" office:value-type="float" office:value="2.30601415574847" calcext:value-type="float">
            <text:p>2.30601</text:p>
          </table:table-cell>
          <table:table-cell table:formula="of:=AVERAGE([.BU17:.BU34])" office:value-type="float" office:value="3.47204979757931" calcext:value-type="float">
            <text:p>3.47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6980605605606" calcext:value-type="float">
            <text:p>2.26981</text:p>
          </table:table-cell>
          <table:table-cell office:value-type="float" office:value="2.3307616991992" calcext:value-type="float">
            <text:p>2.33076</text:p>
          </table:table-cell>
          <table:table-cell office:value-type="float" office:value="4.3471046046046" calcext:value-type="float">
            <text:p>4.34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7:.BS21])" office:value-type="float" office:value="2.26786908756406" calcext:value-type="float">
            <text:p>2.26787</text:p>
          </table:table-cell>
          <table:table-cell table:formula="of:=AVERAGE([.BT17:.BT21])" office:value-type="float" office:value="2.33426362687393" calcext:value-type="float">
            <text:p>2.33426</text:p>
          </table:table-cell>
          <table:table-cell table:formula="of:=AVERAGE([.BU17:.BU21])" office:value-type="float" office:value="3.89833127651282" calcext:value-type="float">
            <text:p>3.8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98643410853" calcext:value-type="float">
            <text:p>2.26199</text:p>
          </table:table-cell>
          <table:table-cell office:value-type="float" office:value="2.33593033675085" calcext:value-type="float">
            <text:p>2.33593</text:p>
          </table:table-cell>
          <table:table-cell office:value-type="float" office:value="3.38288572143036" calcext:value-type="float">
            <text:p>3.3828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44848712178" calcext:value-type="float">
            <text:p>2.26145</text:p>
          </table:table-cell>
          <table:table-cell office:value-type="float" office:value="2.37279351087772" calcext:value-type="float">
            <text:p>2.37279</text:p>
          </table:table-cell>
          <table:table-cell office:value-type="float" office:value="4.02549887471868" calcext:value-type="float">
            <text:p>4.025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52523547554" calcext:value-type="float">
            <text:p>2.26053</text:p>
          </table:table-cell>
          <table:table-cell office:value-type="float" office:value="2.32093783862632" calcext:value-type="float">
            <text:p>2.32094</text:p>
          </table:table-cell>
          <table:table-cell office:value-type="float" office:value="3.37531382845711" calcext:value-type="float">
            <text:p>3.375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353515462199" calcext:value-type="float">
            <text:p>2.25354</text:p>
          </table:table-cell>
          <table:table-cell office:value-type="float" office:value="2.37582301825456" calcext:value-type="float">
            <text:p>2.37582</text:p>
          </table:table-cell>
          <table:table-cell office:value-type="float" office:value="4.10203175793949" calcext:value-type="float">
            <text:p>4.1020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8708291625" calcext:value-type="float">
            <text:p>2.23187</text:p>
          </table:table-cell>
          <table:table-cell office:value-type="float" office:value="2.37671431848515" calcext:value-type="float">
            <text:p>2.37671</text:p>
          </table:table-cell>
          <table:table-cell office:value-type="float" office:value="3.03030780780781" calcext:value-type="float">
            <text:p>3.0303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30422088755" calcext:value-type="float">
            <text:p>2.2313</text:p>
          </table:table-cell>
          <table:table-cell office:value-type="float" office:value="2.37359369786453" calcext:value-type="float">
            <text:p>2.37359</text:p>
          </table:table-cell>
          <table:table-cell office:value-type="float" office:value="3.05182682682683" calcext:value-type="float">
            <text:p>3.0518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06265130645" calcext:value-type="float">
            <text:p>2.21806</text:p>
          </table:table-cell>
          <table:table-cell office:value-type="float" office:value="2.35393073294933" calcext:value-type="float">
            <text:p>2.35393</text:p>
          </table:table-cell>
          <table:table-cell office:value-type="float" office:value="3.47075757575758" calcext:value-type="float">
            <text:p>3.4707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5708531597" calcext:value-type="float">
            <text:p>2.21757</text:p>
          </table:table-cell>
          <table:table-cell office:value-type="float" office:value="2.34853691877452" calcext:value-type="float">
            <text:p>2.34854</text:p>
          </table:table-cell>
          <table:table-cell office:value-type="float" office:value="3.44973578762835" calcext:value-type="float">
            <text:p>3.4497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26093580432" calcext:value-type="float">
            <text:p>2.21726</text:p>
          </table:table-cell>
          <table:table-cell office:value-type="float" office:value="2.25475937056516" calcext:value-type="float">
            <text:p>2.25476</text:p>
          </table:table-cell>
          <table:table-cell office:value-type="float" office:value="3.14020911595292" calcext:value-type="float">
            <text:p>3.1402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89581768094" calcext:value-type="float">
            <text:p>2.2119</text:p>
          </table:table-cell>
          <table:table-cell office:value-type="float" office:value="2.25858324985391" calcext:value-type="float">
            <text:p>2.25858</text:p>
          </table:table-cell>
          <table:table-cell office:value-type="float" office:value="3.15979088404708" calcext:value-type="float">
            <text:p>3.1597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02777777778" calcext:value-type="float">
            <text:p>2.19403</text:p>
          </table:table-cell>
          <table:table-cell office:value-type="float" office:value="2.33045740601817" calcext:value-type="float">
            <text:p>2.33046</text:p>
          </table:table-cell>
          <table:table-cell office:value-type="float" office:value="3.39920730182546" calcext:value-type="float">
            <text:p>3.399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922794730699" calcext:value-type="float">
            <text:p>2.18923</text:p>
          </table:table-cell>
          <table:table-cell office:value-type="float" office:value="2.26716431132233" calcext:value-type="float">
            <text:p>2.26716</text:p>
          </table:table-cell>
          <table:table-cell office:value-type="float" office:value="3.34548024012006" calcext:value-type="float">
            <text:p>3.345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29200016675" calcext:value-type="float">
            <text:p>2.18629</text:p>
          </table:table-cell>
          <table:table-cell office:value-type="float" office:value="2.26512308237452" calcext:value-type="float">
            <text:p>2.26512</text:p>
          </table:table-cell>
          <table:table-cell office:value-type="float" office:value="3.38481115557779" calcext:value-type="float">
            <text:p>3.3848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0678502959" calcext:value-type="float">
            <text:p>2.18381</text:p>
          </table:table-cell>
          <table:table-cell office:value-type="float" office:value="2.30799543635909" calcext:value-type="float">
            <text:p>2.308</text:p>
          </table:table-cell>
          <table:table-cell office:value-type="float" office:value="3.40776069017254" calcext:value-type="float">
            <text:p>3.407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508116612486" calcext:value-type="float">
            <text:p>2.14508</text:p>
          </table:table-cell>
          <table:table-cell office:value-type="float" office:value="2.16102369342336" calcext:value-type="float">
            <text:p>2.16102</text:p>
          </table:table-cell>
          <table:table-cell office:value-type="float" office:value="3.04700425106277" calcext:value-type="float">
            <text:p>3.0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214386930066" calcext:value-type="float">
            <text:p>2.14214</text:p>
          </table:table-cell>
          <table:table-cell office:value-type="float" office:value="2.16323143285821" calcext:value-type="float">
            <text:p>2.16323</text:p>
          </table:table-cell>
          <table:table-cell office:value-type="float" office:value="3.01631657914479" calcext:value-type="float">
            <text:p>3.016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781317810048" calcext:value-type="float">
            <text:p>2.27781</text:p>
          </table:table-cell>
          <table:table-cell office:value-type="float" office:value="2.42366257719913" calcext:value-type="float">
            <text:p>2.42366</text:p>
          </table:table-cell>
          <table:table-cell office:value-type="float" office:value="3.85296820230345" calcext:value-type="float">
            <text:p>3.8529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5:.BS46])" office:value-type="float" office:value="2.21002013072868" calcext:value-type="float">
            <text:p>2.21002</text:p>
          </table:table-cell>
          <table:table-cell table:formula="of:=AVERAGE([.BT35:.BT46])" office:value-type="float" office:value="2.3308258865917" calcext:value-type="float">
            <text:p>2.33083</text:p>
          </table:table-cell>
          <table:table-cell table:formula="of:=AVERAGE([.BU35:.BU46])" office:value-type="float" office:value="3.48085427049993" calcext:value-type="float">
            <text:p>3.48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339144132866" calcext:value-type="float">
            <text:p>2.27339</text:p>
          </table:table-cell>
          <table:table-cell office:value-type="float" office:value="2.45311321148389" calcext:value-type="float">
            <text:p>2.45311</text:p>
          </table:table-cell>
          <table:table-cell office:value-type="float" office:value="3.86757010515774" calcext:value-type="float">
            <text:p>3.8675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5:.BS39])" office:value-type="float" office:value="2.2408308881144" calcext:value-type="float">
            <text:p>2.24083</text:p>
          </table:table-cell>
          <table:table-cell table:formula="of:=AVERAGE([.BT35:.BT39])" office:value-type="float" office:value="2.38243154098499" calcext:value-type="float">
            <text:p>2.38243</text:p>
          </table:table-cell>
          <table:table-cell table:formula="of:=AVERAGE([.BU35:.BU39])" office:value-type="float" office:value="3.77887304558407" calcext:value-type="float">
            <text:p>3.77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26322155489" calcext:value-type="float">
            <text:p>2.22426</text:p>
          </table:table-cell>
          <table:table-cell office:value-type="float" office:value="2.35075711127794" calcext:value-type="float">
            <text:p>2.35076</text:p>
          </table:table-cell>
          <table:table-cell office:value-type="float" office:value="3.6283983983984" calcext:value-type="float">
            <text:p>3.628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652287336172" calcext:value-type="float">
            <text:p>2.21652</text:p>
          </table:table-cell>
          <table:table-cell office:value-type="float" office:value="2.35676798981551" calcext:value-type="float">
            <text:p>2.35677</text:p>
          </table:table-cell>
          <table:table-cell office:value-type="float" office:value="3.86079138492362" calcext:value-type="float">
            <text:p>3.8607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16372622623" calcext:value-type="float">
            <text:p>2.21216</text:p>
          </table:table-cell>
          <table:table-cell office:value-type="float" office:value="2.32785681514848" calcext:value-type="float">
            <text:p>2.32786</text:p>
          </table:table-cell>
          <table:table-cell office:value-type="float" office:value="3.68463713713714" calcext:value-type="float">
            <text:p>3.6846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22890057601" calcext:value-type="float">
            <text:p>2.20223</text:p>
          </table:table-cell>
          <table:table-cell office:value-type="float" office:value="2.3662193213123" calcext:value-type="float">
            <text:p>2.36622</text:p>
          </table:table-cell>
          <table:table-cell office:value-type="float" office:value="3.80545704983722" calcext:value-type="float">
            <text:p>3.8054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452486659997" calcext:value-type="float">
            <text:p>2.19452</text:p>
          </table:table-cell>
          <table:table-cell office:value-type="float" office:value="2.34561676671669" calcext:value-type="float">
            <text:p>2.34562</text:p>
          </table:table-cell>
          <table:table-cell office:value-type="float" office:value="3.22139194597299" calcext:value-type="float">
            <text:p>3.221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78274553944" calcext:value-type="float">
            <text:p>2.18778</text:p>
          </table:table-cell>
          <table:table-cell office:value-type="float" office:value="2.34469641070535" calcext:value-type="float">
            <text:p>2.3447</text:p>
          </table:table-cell>
          <table:table-cell office:value-type="float" office:value="3.15568784392196" calcext:value-type="float">
            <text:p>3.155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78055694514" calcext:value-type="float">
            <text:p>2.18778</text:p>
          </table:table-cell>
          <table:table-cell office:value-type="float" office:value="2.40381524095381" calcext:value-type="float">
            <text:p>2.40382</text:p>
          </table:table-cell>
          <table:table-cell office:value-type="float" office:value="3.41251125562781" calcext:value-type="float">
            <text:p>3.4125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75162581291" calcext:value-type="float">
            <text:p>2.18575</text:p>
          </table:table-cell>
          <table:table-cell office:value-type="float" office:value="2.3851606011339" calcext:value-type="float">
            <text:p>2.38516</text:p>
          </table:table-cell>
          <table:table-cell office:value-type="float" office:value="3.39833541770885" calcext:value-type="float">
            <text:p>3.398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96753924516" calcext:value-type="float">
            <text:p>2.17997</text:p>
          </table:table-cell>
          <table:table-cell office:value-type="float" office:value="2.10258819722779" calcext:value-type="float">
            <text:p>2.10259</text:p>
          </table:table-cell>
          <table:table-cell office:value-type="float" office:value="2.9364879759519" calcext:value-type="float">
            <text:p>2.9364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05089345357" calcext:value-type="float">
            <text:p>2.17805</text:p>
          </table:table-cell>
          <table:table-cell office:value-type="float" office:value="2.10965639612558" calcext:value-type="float">
            <text:p>2.10966</text:p>
          </table:table-cell>
          <table:table-cell office:value-type="float" office:value="2.94601452905812" calcext:value-type="float">
            <text:p>2.9460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64708583834" calcext:value-type="float">
            <text:p>2.24865</text:p>
          </table:table-cell>
          <table:table-cell office:value-type="float" office:value="2.44984145374081" calcext:value-type="float">
            <text:p>2.44984</text:p>
          </table:table-cell>
          <table:table-cell office:value-type="float" office:value="4.33286322645291" calcext:value-type="float">
            <text:p>4.3328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7:.BS60])" office:value-type="float" office:value="2.21196978903191" calcext:value-type="float">
            <text:p>2.21197</text:p>
          </table:table-cell>
          <table:table-cell table:formula="of:=AVERAGE([.BT47:.BT60])" office:value-type="float" office:value="2.31390772783251" calcext:value-type="float">
            <text:p>2.31391</text:p>
          </table:table-cell>
          <table:table-cell table:formula="of:=AVERAGE([.BU47:.BU60])" office:value-type="float" office:value="3.49426469818189" calcext:value-type="float">
            <text:p>3.49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96238309953" calcext:value-type="float">
            <text:p>2.26296</text:p>
          </table:table-cell>
          <table:table-cell office:value-type="float" office:value="2.41442280394122" calcext:value-type="float">
            <text:p>2.41442</text:p>
          </table:table-cell>
          <table:table-cell office:value-type="float" office:value="4.31029433867735" calcext:value-type="float">
            <text:p>4.3102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7:.BS51])" office:value-type="float" office:value="2.22245545196646" calcext:value-type="float">
            <text:p>2.22246</text:p>
          </table:table-cell>
          <table:table-cell table:formula="of:=AVERAGE([.BT47:.BT51])" office:value-type="float" office:value="2.38778255097352" calcext:value-type="float">
            <text:p>2.38778</text:p>
          </table:table-cell>
          <table:table-cell table:formula="of:=AVERAGE([.BU47:.BU51])" office:value-type="float" office:value="3.74631557566032" calcext:value-type="float">
            <text:p>3.746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30395713452" calcext:value-type="float">
            <text:p>2.2193</text:p>
          </table:table-cell>
          <table:table-cell office:value-type="float" office:value="2.38318582687015" calcext:value-type="float">
            <text:p>2.38319</text:p>
          </table:table-cell>
          <table:table-cell office:value-type="float" office:value="3.22900925694271" calcext:value-type="float">
            <text:p>3.2290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10737219581" calcext:value-type="float">
            <text:p>2.22511</text:p>
          </table:table-cell>
          <table:table-cell office:value-type="float" office:value="2.37192258777416" calcext:value-type="float">
            <text:p>2.37192</text:p>
          </table:table-cell>
          <table:table-cell office:value-type="float" office:value="3.20540280210158" calcext:value-type="float">
            <text:p>3.20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625646156412" calcext:value-type="float">
            <text:p>2.15626</text:p>
          </table:table-cell>
          <table:table-cell office:value-type="float" office:value="2.31954008254127" calcext:value-type="float">
            <text:p>2.31954</text:p>
          </table:table-cell>
          <table:table-cell office:value-type="float" office:value="3.65400825412706" calcext:value-type="float">
            <text:p>3.654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626396531599" calcext:value-type="float">
            <text:p>2.12626</text:p>
          </table:table-cell>
          <table:table-cell office:value-type="float" office:value="2.3087917917292" calcext:value-type="float">
            <text:p>2.30879</text:p>
          </table:table-cell>
          <table:table-cell office:value-type="float" office:value="3.6225787893947" calcext:value-type="float">
            <text:p>3.6225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04026006502" calcext:value-type="float">
            <text:p>2.22104</text:p>
          </table:table-cell>
          <table:table-cell office:value-type="float" office:value="2.30569402767358" calcext:value-type="float">
            <text:p>2.30569</text:p>
          </table:table-cell>
          <table:table-cell office:value-type="float" office:value="3.61533258314579" calcext:value-type="float">
            <text:p>3.615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2171449112278" calcext:value-type="float">
            <text:p>2.22171</text:p>
          </table:table-cell>
          <table:table-cell office:value-type="float" office:value="2.28063932649829" calcext:value-type="float">
            <text:p>2.28064</text:p>
          </table:table-cell>
          <table:table-cell office:value-type="float" office:value="3.57863090772693" calcext:value-type="float">
            <text:p>3.578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754855380512" calcext:value-type="float">
            <text:p>2.23755</text:p>
          </table:table-cell>
          <table:table-cell office:value-type="float" office:value="2.27329884554472" calcext:value-type="float">
            <text:p>2.2733</text:p>
          </table:table-cell>
          <table:table-cell office:value-type="float" office:value="3.3115616404101" calcext:value-type="float">
            <text:p>3.3115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20161290323" calcext:value-type="float">
            <text:p>2.1952</text:p>
          </table:table-cell>
          <table:table-cell office:value-type="float" office:value="2.27217439776611" calcext:value-type="float">
            <text:p>2.27217</text:p>
          </table:table-cell>
          <table:table-cell office:value-type="float" office:value="3.29516379094774" calcext:value-type="float">
            <text:p>3.295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75583479203" calcext:value-type="float">
            <text:p>2.20376</text:p>
          </table:table-cell>
          <table:table-cell office:value-type="float" office:value="2.26923116195716" calcext:value-type="float">
            <text:p>2.26923</text:p>
          </table:table-cell>
          <table:table-cell office:value-type="float" office:value="3.29447736934234" calcext:value-type="float">
            <text:p>3.294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72749437359" calcext:value-type="float">
            <text:p>2.24873</text:p>
          </table:table-cell>
          <table:table-cell office:value-type="float" office:value="2.26238955572226" calcext:value-type="float">
            <text:p>2.26239</text:p>
          </table:table-cell>
          <table:table-cell office:value-type="float" office:value="3.34532008002" calcext:value-type="float">
            <text:p>3.345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47093266416" calcext:value-type="float">
            <text:p>2.20347</text:p>
          </table:table-cell>
          <table:table-cell office:value-type="float" office:value="2.24455133835215" calcext:value-type="float">
            <text:p>2.24455</text:p>
          </table:table-cell>
          <table:table-cell office:value-type="float" office:value="3.08022584692597" calcext:value-type="float">
            <text:p>3.08023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57664157256" calcext:value-type="float">
            <text:p>2.19758</text:p>
          </table:table-cell>
          <table:table-cell office:value-type="float" office:value="2.23902498954412" calcext:value-type="float">
            <text:p>2.23902</text:p>
          </table:table-cell>
          <table:table-cell office:value-type="float" office:value="3.04483688833124" calcext:value-type="float">
            <text:p>3.04484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Sheet1_2.A1:Sheet1_2.BW62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25:03.077697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28:50.21776754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180" meta:object-count="0"/>
  </office:meta>
</office:document-meta>
</file>